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3.928cm" table:align="left"/>
    </style:style>
    <style:style style:name="Table1.A" style:family="table-column">
      <style:table-column-properties style:column-width="1.092cm"/>
    </style:style>
    <style:style style:name="Table1.B" style:family="table-column">
      <style:table-column-properties style:column-width="1.893cm"/>
    </style:style>
    <style:style style:name="Table1.C" style:family="table-column">
      <style:table-column-properties style:column-width="0.944cm"/>
    </style:style>
    <style:style style:name="Table1.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text-properties fo:font-size="2pt" style:font-size-asian="2pt" style:font-size-complex="2pt"/>
    </style:style>
    <style:style style:name="P3" style:family="paragraph" style:parent-style-name="Text_20_body">
      <style:paragraph-properties fo:margin-left="0cm" fo:margin-right="0cm" fo:text-indent="0cm"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hat are best practices for tables and accessibility?</text:p>
      <text:p text:style-name="Text_20_body">When we see a table, we immediately start making visual associations between the data and the headers.</text:p>
      <text:p text:style-name="Text_20_body">For example, let's say we have a table representing our pets. We have two dogs and two cats and the table is showing us their names and ages. While a sighted person may be able to understand the relationships in this table, making the connections between the values and the headers is much harder for people who use screen readers to navigate the table.</text:p>
      <text:p text:style-name="Text_20_body">As a web developer, you are in charge of creating these associations and structuring your HTML markup in a way that is also easy for screen reader users to interpret.</text:p>
      <text:p text:style-name="Text_20_body">So, let's see how you can create accessible tables that everyone can understand. The first best practice that we will cover is using table caption. With the <text:span text:style-name="Source_20_Text">caption</text:span> element, you can write the caption (or title) of a table, so users, especially those who use assistive technologies, can quickly understand the table's purpose and content. You should place the <text:span text:style-name="Source_20_Text">caption</text:span> element immediately after the opening tag of the <text:span text:style-name="Source_20_Text">table</text:span> element. This way, screen readers and other assistive technologies can provide more context by announcing the caption before reading the content.</text:p>
      <text:p text:style-name="Preformatted_20_Text"><text:span text:style-name="Source_20_Text">&lt;table&gt;</text:span></text:p>
      <text:p text:style-name="Preformatted_20_Text"><text:span text:style-name="Source_20_Text"><text:s text:c="2"/>&lt;caption&gt;Our Pets&lt;/caption&gt;</text:span></text:p>
      <text:p text:style-name="Preformatted_20_Text"><text:span text:style-name="Source_20_Text"><text:s text:c="2"/>&lt;!-- Table Rows and Columns --&gt;</text:span></text:p>
      <text:p text:style-name="P1"><text:span text:style-name="Source_20_Text">&lt;/table&gt;</text:span></text:p>
      <text:p text:style-name="Text_20_body">Now let's talk about row and column headers. Headers are special cells, typically found at the start of a row or column, that describe the type of data stored in the row or column. You can define a row or column header with the table header element, <text:span text:style-name="Source_20_Text">th</text:span>.</text:p>
      <text:p text:style-name="Text_20_body">For example, the code below creates a table for two pets. Every row has a row header (the name of the pet) and every column has a column header, which describes what the data in the column represents (age and type).</text:p>
      <text:p text:style-name="Preformatted_20_Text"><text:span text:style-name="Source_20_Text">&lt;table&gt;</text:span></text:p>
      <text:p text:style-name="Preformatted_20_Text"><text:span text:style-name="Source_20_Text"><text:s text:c="2"/>&lt;caption&gt;Our Pets&lt;/caption&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 Column Headers --&gt;</text:span></text:p>
      <text:p text:style-name="Preformatted_20_Text"><text:span text:style-name="Source_20_Text"><text:s text:c="6"/>&lt;th&gt;Name&lt;/th&gt;</text:span></text:p>
      <text:p text:style-name="Preformatted_20_Text"><text:span text:style-name="Source_20_Text"><text:s text:c="6"/>&lt;th&gt;Age&lt;/th&gt;</text:span></text:p>
      <text:p text:style-name="Preformatted_20_Text"><text:span text:style-name="Source_20_Text"><text:s text:c="6"/>&lt;th&gt;Type&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h&gt;Nora&lt;/th&gt; &lt;!-- Row Header --&gt;</text:span></text:p>
      <text:p text:style-name="Preformatted_20_Text"><text:span text:style-name="Source_20_Text"><text:s text:c="6"/>&lt;td&gt;5&lt;/td&gt;</text:span></text:p>
      <text:p text:style-name="Preformatted_20_Text"><text:span text:style-name="Source_20_Text"><text:s text:c="6"/>&lt;td&gt;Dog&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h&gt;Gino&lt;/th&gt; &lt;!-- Row Header --&gt;</text:span></text:p>
      <text:p text:style-name="Preformatted_20_Text"><text:span text:style-name="Source_20_Text"><text:s text:c="6"/>&lt;td&gt;2&lt;/td&gt;</text:span></text:p>
      <text:p text:style-name="Preformatted_20_Text"><text:span text:style-name="Source_20_Text"><text:s text:c="6"/>&lt;td&gt;Cat&lt;/td&gt;</text:span></text:p>
      <text:p text:style-name="Preformatted_20_Text"><text:span text:style-name="Source_20_Text"><text:s text:c="4"/>&lt;/tr&gt;</text:span></text:p>
      <text:p text:style-name="Preformatted_20_Text"><text:span text:style-name="Source_20_Text"><text:s text:c="2"/>&lt;/tbody&gt;</text:span></text:p>
      <text:p text:style-name="P1"><text:span text:style-name="Source_20_Text">&lt;/table&gt;</text:span></text:p>
      <text:p text:style-name="Text_20_body"><text:soft-page-break/>Notice that the above code has a <text:span text:style-name="Source_20_Text">caption</text:span> element immediately after the opening <text:span text:style-name="Source_20_Text">table</text:span> element. Then, inside the table head (<text:span text:style-name="Source_20_Text">thead</text:span>) element, it has the column headers (<text:span text:style-name="Source_20_Text">Name</text:span>, <text:span text:style-name="Source_20_Text">Age</text:span>, and <text:span text:style-name="Source_20_Text">Type</text:span>). In the second and third rows, inside the table body (<text:span text:style-name="Source_20_Text">tbody</text:span>) element, we find the data for each one of our pets. The names of the pets are the row headers because they are inside table header elements (<text:span text:style-name="Source_20_Text">th</text:span>).</text:p>
      <text:p text:style-name="Text_20_body">Associating the data cells with their corresponding headers is also very important for screen readers. The <text:span text:style-name="Source_20_Text">scope</text:span> attribute determines if a header is a row header or a column header. Screen readers may guess this correctly from the table's structure, but it's usually recommended to explicitly indicate the <text:span text:style-name="Source_20_Text">scope</text:span> to ensure clarity.</text:p>
      <text:p text:style-name="Text_20_body">The <text:span text:style-name="Source_20_Text">scope</text:span> attribute has four possible values. The two you will use most often are <text:span text:style-name="Source_20_Text">col</text:span> for column and <text:span text:style-name="Source_20_Text">row</text:span> for row. In the code below, you can see that we added the <text:span text:style-name="Source_20_Text">scope</text:span> attribute to the column and row headers. The three column headers (<text:span text:style-name="Source_20_Text">Name</text:span>, <text:span text:style-name="Source_20_Text">Age</text:span>, and <text:span text:style-name="Source_20_Text">Type</text:span>) have a <text:span text:style-name="Source_20_Text">scope</text:span> of <text:span text:style-name="Source_20_Text">col</text:span>, column.</text:p>
      <text:p text:style-name="Text_20_body">The two row headers (<text:span text:style-name="Source_20_Text">Nora</text:span> and <text:span text:style-name="Source_20_Text">Gino</text:span>) have a <text:span text:style-name="Source_20_Text">scope</text:span> of <text:span text:style-name="Source_20_Text">row</text:span>.</text:p>
      <text:p text:style-name="Preformatted_20_Text"><text:span text:style-name="Source_20_Text">&lt;table&gt;</text:span></text:p>
      <text:p text:style-name="Preformatted_20_Text"><text:span text:style-name="Source_20_Text"><text:s text:c="2"/>&lt;caption&gt;Our Pets&lt;/caption&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 Now they have scope --&gt;</text:span></text:p>
      <text:p text:style-name="Preformatted_20_Text"><text:span text:style-name="Source_20_Text"><text:s text:c="6"/>&lt;th scope="col"&gt;Name&lt;/th&gt;</text:span></text:p>
      <text:p text:style-name="Preformatted_20_Text"><text:span text:style-name="Source_20_Text"><text:s text:c="6"/>&lt;th scope="col"&gt;Age&lt;/th&gt;</text:span></text:p>
      <text:p text:style-name="Preformatted_20_Text"><text:span text:style-name="Source_20_Text"><text:s text:c="6"/>&lt;th scope="col"&gt;Type&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h scope="row"&gt;Nora&lt;/th&gt;</text:span></text:p>
      <text:p text:style-name="Preformatted_20_Text"><text:span text:style-name="Source_20_Text"><text:s text:c="6"/>&lt;td&gt;5&lt;/td&gt;</text:span></text:p>
      <text:p text:style-name="Preformatted_20_Text"><text:span text:style-name="Source_20_Text"><text:s text:c="6"/>&lt;td&gt;Dog&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h scope="row"&gt;Gino&lt;/th&gt;</text:span></text:p>
      <text:p text:style-name="Preformatted_20_Text"><text:span text:style-name="Source_20_Text"><text:s text:c="6"/>&lt;td&gt;2&lt;/td&gt;</text:span></text:p>
      <text:p text:style-name="Preformatted_20_Text"><text:span text:style-name="Source_20_Text"><text:s text:c="6"/>&lt;td&gt;Cat&lt;/td&gt;</text:span></text:p>
      <text:p text:style-name="Preformatted_20_Text"><text:span text:style-name="Source_20_Text"><text:s text:c="4"/>&lt;/tr&gt;</text:span></text:p>
      <text:p text:style-name="Preformatted_20_Text"><text:span text:style-name="Source_20_Text"><text:s text:c="2"/>&lt;/tbody&gt;</text:span></text:p>
      <text:p text:style-name="P1"><text:span text:style-name="Source_20_Text">&lt;/table&gt;</text:span></text:p>
      <text:p text:style-name="Text_20_body">If a column or row header spans across multiple cells, the <text:span text:style-name="Source_20_Text">scope</text:span> will also be applied to each one of the cells individually. Here's an example of that:</text:p>
      <table:table table:name="Table1" table:style-name="Table1">
        <table:table-column table:style-name="Table1.A"/>
        <table:table-column table:style-name="Table1.B"/>
        <table:table-column table:style-name="Table1.C"/>
        <table:table-row table:style-name="TableLine1473020677808">
          <table:table-cell table:style-name="Table1.A1" office:value-type="string">
            <text:p text:style-name="P2"/>
          </table:table-cell>
          <table:table-cell table:style-name="Table1.A1" office:value-type="string">
            <text:p text:style-name="Table_20_Heading">Name</text:p>
          </table:table-cell>
          <table:table-cell table:style-name="Table1.A1" office:value-type="string">
            <text:p text:style-name="Table_20_Heading">Age</text:p>
          </table:table-cell>
        </table:table-row>
        <table:table-row table:style-name="TableLine1473020677808">
          <table:table-cell table:style-name="Table1.A1" table:number-rows-spanned="2" office:value-type="string">
            <text:p text:style-name="Table_20_Heading">Dogs</text:p>
          </table:table-cell>
          <table:table-cell table:style-name="Table1.A1" office:value-type="string">
            <text:p text:style-name="Table_20_Heading">Nora</text:p>
          </table:table-cell>
          <table:table-cell table:style-name="Table1.A1" office:value-type="string">
            <text:p text:style-name="Table_20_Contents">5</text:p>
          </table:table-cell>
        </table:table-row>
        <table:table-row table:style-name="TableLine1473020677808">
          <table:covered-table-cell table:style-name="Table1.A1"/>
          <table:table-cell table:style-name="Table1.A1" office:value-type="string">
            <text:p text:style-name="Table_20_Heading">Gino</text:p>
          </table:table-cell>
          <table:table-cell table:style-name="Table1.A1" office:value-type="string">
            <text:p text:style-name="Table_20_Contents">2</text:p>
          </table:table-cell>
        </table:table-row>
        <table:table-row table:style-name="TableLine1473020677808">
          <table:table-cell table:style-name="Table1.A1" table:number-rows-spanned="2" office:value-type="string">
            <text:p text:style-name="Table_20_Heading">Cats</text:p>
          </table:table-cell>
          <table:table-cell table:style-name="Table1.A1" office:value-type="string">
            <text:p text:style-name="Table_20_Heading">Lulu</text:p>
          </table:table-cell>
          <table:table-cell table:style-name="Table1.A1" office:value-type="string">
            <text:p text:style-name="Table_20_Contents">10</text:p>
          </table:table-cell>
        </table:table-row>
        <table:table-row table:style-name="TableLine1473020677808">
          <table:covered-table-cell table:style-name="Table1.A1"/>
          <table:table-cell table:style-name="Table1.A1" office:value-type="string">
            <text:p text:style-name="Table_20_Heading">Elizabeth</text:p>
          </table:table-cell>
          <table:table-cell table:style-name="Table1.A1" office:value-type="string">
            <text:p text:style-name="Table_20_Contents">6</text:p>
          </table:table-cell>
        </table:table-row>
      </table:table>
      <text:p text:style-name="P3">In this table, the cell with <text:span text:style-name="Source_20_Text">Nora</text:span>'s age (<text:span text:style-name="Source_20_Text">5</text:span>) will have one column header (<text:span text:style-name="Source_20_Text">Age</text:span>) and two row headers (<text:span text:style-name="Source_20_Text">Dogs</text:span> and <text:span text:style-name="Source_20_Text">Nora</text:span>). <text:span text:style-name="Source_20_Text">Gino</text:span>'s age (<text:span text:style-name="Source_20_Text">2</text:span>) will also have one column header (<text:span text:style-name="Source_20_Text">Age</text:span>) and two row headers (<text:span text:style-name="Source_20_Text">Dogs</text:span> and <text:span text:style-name="Source_20_Text">Gino</text:span>).</text:p>
      <text:p text:style-name="Text_20_body"><text:soft-page-break/>However, some screen readers may not be able to interpret tables with complex structures, so you should also try to flatten the table as much as possible to avoid row and column headers that span across multiple cells.</text:p>
      <text:p text:style-name="Text_20_body">Your goal should always be to make sure users can access this information, even if their screen readers can't handle complex table structures.</text:p>
      <text:p text:style-name="Text_20_body">Now, for cell width, it's recommended to avoid using fixed values. You should use relative values instead, like percentages. Also, try to avoid defining cell height. This will allow users to adjust the text size to fit their needs.</text:p>
      <text:p text:style-name="Text_20_body">And finally, you should let the browser determine the table width whenever possible, to reduce the need for horizontal scrolling.</text:p>
      <text:p text:style-name="Text_20_body">HTML tables are essential for presenting structured data in an accessible and understandable format. By following these accessibility guidelines, you can create tables that are easy to understand for everyon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19T14:27:47.270000000</meta:creation-date>
    <dc:date>2025-03-19T14:28:16.385000000</dc:date>
    <meta:editing-duration>PT29S</meta:editing-duration>
    <meta:editing-cycles>1</meta:editing-cycles>
    <meta:generator>LibreOffice/7.3.4.2$Windows_X86_64 LibreOffice_project/728fec16bd5f605073805c3c9e7c4212a0120dc5</meta:generator>
    <meta:document-statistic meta:table-count="1" meta:image-count="0" meta:object-count="0" meta:page-count="3" meta:paragraph-count="80" meta:word-count="800" meta:character-count="4929" meta:non-whitespace-character-count="4022"/>
  </office:meta>
</office:document-meta>
</file>